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uct Vs Class</text:p>
      <text:p text:style-name="Standard"/>
      <text:p text:style-name="Standard">struct skapas på stacken</text:p>
      <text:p text:style-name="Standard">Struct är en värdetyp/datatyp, ändras värdet i struct blir det en kopia, ej behålls.</text:p>
      <text:p text:style-name="Standard"/>
      <text:p text:style-name="Standard">Class skapas på stacken och heapen.</text:p>
      <text:p text:style-name="Standard">Class är en referenstyp, ändras värdet i class så behålls det.</text:p>
      <text:p text:style-name="Standard"/>
      <text:p text:style-name="Standard">Anvädning av modulus. Bra att ha då man inte vet hur många ggr man ska loopa igenom något.</text:p>
      <text:p text:style-name="Standard">Tex. Loopa igenom antal spelare, undvika att kolla efter sista spelaren och sedan ange spelare 1.</text:p>
      <text:p text:style-name="Standard"/>
      <text:p text:style-name="Standard">IL DASM – dumpa exe fil till IL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6-16T10:41:32.50</meta:creation-date>
    <meta:generator>OpenOffice/4.1.3$Win32 OpenOffice.org_project/413m1$Build-9783</meta:generator>
    <dc:date>2017-06-16T18:28:57.58</dc:date>
    <dc:creator>Niklas Johansson</dc:creator>
    <meta:editing-duration>PT7H47M24S</meta:editing-duration>
    <meta:editing-cycles>5</meta:editing-cycles>
    <meta:document-statistic meta:table-count="0" meta:image-count="0" meta:object-count="0" meta:page-count="1" meta:paragraph-count="8" meta:word-count="80" meta:character-count="438"/>
  </office:meta>
</office:document-meta>
</file>